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75cc1" officeooo:paragraph-rsid="00175cc1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officeooo:rsid="00175cc1" officeooo:paragraph-rsid="00175cc1" style:font-size-asian="12.25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4pt" fo:font-weight="normal" officeooo:rsid="00193455" officeooo:paragraph-rsid="00193455" style:font-size-asian="12.25pt" style:font-weight-asian="normal" style:font-size-complex="14pt" style:font-weight-complex="normal"/>
    </style:style>
    <style:style style:name="P4" style:family="paragraph" style:parent-style-name="Standard" style:list-style-name="L2">
      <style:paragraph-properties fo:text-align="justify" style:justify-single-word="false"/>
      <style:text-properties fo:font-size="22pt" fo:font-weight="bold" officeooo:rsid="00175cc1" officeooo:paragraph-rsid="00175cc1" style:font-size-asian="22pt" style:font-weight-asian="bold" style:font-size-complex="22pt" style:font-weight-complex="bold"/>
    </style:style>
    <style:style style:name="P5" style:family="paragraph" style:parent-style-name="Standard" style:list-style-name="L1">
      <style:paragraph-properties fo:margin-top="0.0398in" fo:margin-bottom="0.0398in" style:contextual-spacing="false" fo:line-height="200%" fo:text-align="justify" style:justify-single-word="false"/>
      <style:text-properties fo:font-size="14pt" fo:font-weight="normal" officeooo:rsid="00175cc1" officeooo:paragraph-rsid="00175cc1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margin-top="0.0398in" fo:margin-bottom="0.0398in" style:contextual-spacing="false" fo:line-height="200%" fo:text-align="justify" style:justify-single-word="false"/>
      <style:text-properties fo:font-size="14pt" fo:font-weight="normal" officeooo:rsid="00175cc1" officeooo:paragraph-rsid="00193455" style:font-size-asian="12.25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margin-top="0.0398in" fo:margin-bottom="0.0398in" style:contextual-spacing="false" fo:line-height="200%" fo:text-align="justify" style:justify-single-word="false"/>
      <style:text-properties fo:font-size="14pt" fo:font-weight="normal" officeooo:rsid="00193455" officeooo:paragraph-rsid="00193455" style:font-size-asian="12.25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margin-top="0.0398in" fo:margin-bottom="0.0398in" style:contextual-spacing="false" fo:line-height="200%" fo:text-align="justify" style:justify-single-word="false"/>
      <style:text-properties fo:font-size="14pt" fo:font-weight="normal" officeooo:rsid="001c1f0d" officeooo:paragraph-rsid="001c1f0d" style:font-size-asian="12.25pt" style:font-weight-asian="normal" style:font-size-complex="14pt" style:font-weight-complex="normal"/>
    </style:style>
    <style:style style:name="T1" style:family="text">
      <style:text-properties officeooo:rsid="00193455"/>
    </style:style>
    <style:style style:name="T2" style:family="text">
      <style:text-properties officeooo:rsid="001c1f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enco dei documenti contenuti nella busta</text:p>
      <text:p text:style-name="P1"/>
      <text:list xml:id="list6117211448038482016" text:style-name="L1">
        <text:list-item>
          <text:p text:style-name="P5">Domanda di partecipazione;</text:p>
        </text:list-item>
        <text:list-item>
          <text:p text:style-name="P5">Allegato A <text:span text:style-name="T1">con copia della carta d’identità;</text:span></text:p>
        </text:list-item>
        <text:list-item>
          <text:p text:style-name="P6">Allegato B <text:span text:style-name="T1">con copia della carta d’identità;</text:span></text:p>
        </text:list-item>
        <text:list-item>
          <text:p text:style-name="P6">Allegato C <text:span text:style-name="T1">con copia della carta d’identità;</text:span></text:p>
        </text:list-item>
        <text:list-item>
          <text:p text:style-name="P6">Allegato D <text:span text:style-name="T1">con copia della carta d’identità;</text:span></text:p>
        </text:list-item>
        <text:list-item>
          <text:p text:style-name="P6">Allegato E <text:span text:style-name="T1">con copia della carta d’identità;</text:span></text:p>
        </text:list-item>
        <text:list-item>
          <text:p text:style-name="P7">Curriculum vitae firmato su tutte le pagine;</text:p>
        </text:list-item>
        <text:list-item>
          <text:p text:style-name="P7">Elenco delle <text:span text:style-name="T2">12 </text:span>pubblicazioni scientifiche <text:span text:style-name="T2">allegate alla domanda</text:span>;</text:p>
        </text:list-item>
        <text:list-item>
          <text:p text:style-name="P7">12 pubblicazioni scientifiche <text:span text:style-name="T2">su CD rom;</text:span></text:p>
        </text:list-item>
        <text:list-item>
          <text:p text:style-name="P8">Dichiarazione di richiesta di equipollenza del titolo di dottore di ricerca conseguito all’estero;</text:p>
        </text:list-item>
        <text:list-item>
          <text:p text:style-name="P8">2 lettere di presentazione.</text:p>
          <text:p text:style-name="P3"/>
        </text:list-item>
      </text:list>
      <text:p text:style-name="P2"/>
      <text:p text:style-name="P1"/>
      <text:list xml:id="list6598824756878897650" text:style-name="L2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6:15:03.658691029</meta:creation-date>
    <dc:date>2017-10-11T18:59:38.285306721</dc:date>
    <meta:editing-duration>PT8M38S</meta:editing-duration>
    <meta:editing-cycles>4</meta:editing-cycles>
    <meta:generator>LibreOffice/4.2.8.2$Linux_X86_64 LibreOffice_project/420m0$Build-2</meta:generator>
    <meta:print-date>2017-10-11T18:25:02.404567154</meta:print-date>
    <meta:document-statistic meta:table-count="0" meta:image-count="0" meta:object-count="0" meta:page-count="1" meta:paragraph-count="14" meta:word-count="95" meta:character-count="575" meta:non-whitespace-character-count="505"/>
  </office:meta>
</office:document-meta>
</file>